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0.5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cm" svg:y1="4.6cm" svg:x2="6cm" svg:y2="24.2cm">
          <text:p/>
        </draw:line>
        <draw:line draw:style-name="gr1" draw:text-style-name="P1" draw:layer="layout" svg:x1="16.039cm" svg:y1="4.3cm" svg:x2="16.139cm" svg:y2="23.8cm">
          <text:p/>
        </draw:line>
        <draw:line draw:style-name="gr1" draw:text-style-name="P1" draw:layer="layout" svg:x1="6.039cm" svg:y1="8cm" svg:x2="15.939cm" svg:y2="8cm">
          <text:p/>
        </draw:line>
        <draw:line draw:style-name="gr1" draw:text-style-name="P1" draw:layer="layout" svg:x1="6.2cm" svg:y1="10.8cm" svg:x2="16cm" svg:y2="10.9cm">
          <text:p/>
        </draw:line>
        <draw:line draw:style-name="gr1" draw:text-style-name="P1" draw:layer="layout" svg:x1="5.5cm" svg:y1="13.2cm" svg:x2="15.4cm" svg:y2="13.4cm">
          <text:p/>
        </draw:line>
        <draw:frame draw:style-name="gr2" draw:text-style-name="P2" draw:layer="layout" svg:width="5.527cm" svg:height="0.962cm" svg:x="0.039cm" svg:y="6.2cm">
          <draw:text-box>
            <text:p>rsp0=0x7fffffffdf38</text:p>
          </draw:text-box>
        </draw:frame>
        <draw:frame draw:style-name="gr2" draw:text-style-name="P2" draw:layer="layout" svg:width="2.492cm" svg:height="0.962cm" svg:x="16.8cm" svg:y="23.938cm">
          <draw:text-box>
            <text:p>rbp0=0</text:p>
          </draw:text-box>
        </draw:frame>
        <draw:frame draw:style-name="gr2" draw:text-style-name="P2" draw:layer="layout" svg:width="5.527cm" svg:height="0.962cm" svg:x="-0.127cm" svg:y="9cm">
          <draw:text-box>
            <text:p text:style-name="P3">rsp1=0x7fffffffdf30</text:p>
          </draw:text-box>
        </draw:frame>
        <draw:frame draw:style-name="gr2" draw:text-style-name="P2" draw:layer="layout" svg:width="0.853cm" svg:height="0.962cm" svg:x="10cm" svg:y="9.438cm">
          <draw:text-box>
            <text:p>0</text:p>
          </draw:text-box>
        </draw:frame>
        <draw:frame draw:style-name="gr2" draw:text-style-name="P2" draw:layer="layout" svg:width="5.561cm" svg:height="0.962cm" svg:x="15.8cm" svg:y="9.2cm">
          <draw:text-box>
            <text:p text:style-name="P3"><text:span text:style-name="T1">rbp1=</text:span>0x7fffffffdf30</text:p>
          </draw:text-box>
        </draw:frame>
        <draw:frame draw:style-name="gr2" draw:text-style-name="P2" draw:layer="layout" svg:width="5.527cm" svg:height="0.962cm" svg:x="0.139cm" svg:y="4.838cm">
          <draw:text-box>
            <text:p text:style-name="P3">rsp2=0x7fffffffdf38</text:p>
          </draw:text-box>
        </draw:frame>
        <draw:frame draw:style-name="gr2" draw:text-style-name="P2" draw:layer="layout" svg:width="2.492cm" svg:height="0.962cm" svg:x="16.636cm" svg:y="22.889cm">
          <draw:text-box>
            <text:p>rbp2=0</text:p>
          </draw:text-box>
        </draw:frame>
        <draw:frame draw:style-name="gr2" draw:text-style-name="P2" draw:layer="layout" svg:width="13.186cm" svg:height="2.384cm" svg:x="3.039cm" svg:y="25.7cm">
          <draw:text-box>
            <text:p text:style-name="P3"><text:span text:style-name="T1">rsp=0x7fffffffdf38-&gt;0x7fffffffdf30-&gt;</text:span>0x7fffffffdf38</text:p>
            <text:p text:style-name="P3"><text:span text:style-name="T1">rbp=0-&gt;</text:span>0x7fffffffdf30-&gt;0</text:p>
            <text:p text:style-name="P3">eax=0</text:p>
          </draw:text-box>
        </draw:frame>
        <draw:line draw:style-name="gr1" draw:text-style-name="P1" draw:layer="layout" svg:x1="5.7cm" svg:y1="15.5cm" svg:x2="15.9cm" svg:y2="15.5cm">
          <text:p/>
        </draw:line>
        <draw:line draw:style-name="gr1" draw:text-style-name="P1" draw:layer="layout" svg:x1="5.6cm" svg:y1="18.3cm" svg:x2="15.8cm" svg:y2="18.1cm">
          <text:p/>
        </draw:line>
        <draw:frame draw:style-name="gr2" draw:text-style-name="P2" draw:layer="layout" svg:width="2.331cm" svg:height="0.962cm" svg:x="16.2cm" svg:y="11.9cm">
          <draw:text-box>
            <text:p>rbp1-4</text:p>
          </draw:text-box>
        </draw:frame>
        <draw:frame draw:style-name="gr3" draw:text-style-name="P4" draw:layer="layout" svg:width="2.682cm" svg:height="0.963cm" svg:x="16.518cm" svg:y="14.1cm">
          <draw:text-box>
            <text:p>rbp1-8</text:p>
          </draw:text-box>
        </draw:frame>
        <draw:frame draw:style-name="gr4" draw:text-style-name="P4" draw:layer="layout" svg:width="2.682cm" svg:height="0.962cm" svg:x="16.5cm" svg:y="16.438cm">
          <draw:text-box>
            <text:p>rbp1-12</text:p>
          </draw:text-box>
        </draw:frame>
        <draw:frame draw:style-name="gr5" draw:text-style-name="P2" draw:layer="layout" svg:width="0.853cm" svg:height="1.262cm" svg:x="10.2cm" svg:y="16.4cm">
          <draw:text-box>
            <text:p>3</text:p>
          </draw:text-box>
        </draw:frame>
        <draw:frame draw:style-name="gr6" draw:text-style-name="P2" draw:layer="layout" svg:width="0.853cm" svg:height="1.862cm" svg:x="9.947cm" svg:y="13.8cm">
          <draw:text-box>
            <text:p>1</text:p>
          </draw:text-box>
        </draw:frame>
        <draw:frame draw:style-name="gr7" draw:text-style-name="P2" draw:layer="layout" svg:width="0.6cm" svg:height="0.962cm" svg:x="10.1cm" svg:y="11.638cm">
          <draw:text-box>
            <text:p>2</text:p>
          </draw:text-box>
        </draw:frame>
        <draw:line draw:style-name="gr1" draw:text-style-name="P1" draw:layer="layout" svg:x1="6.2cm" svg:y1="20.7cm" svg:x2="15.8cm" svg:y2="20.5cm">
          <text:p/>
        </draw:line>
        <draw:line draw:style-name="gr1" draw:text-style-name="P1" draw:layer="layout" svg:x1="6.4cm" svg:y1="22.6cm" svg:x2="15.6cm" svg:y2="22.5cm">
          <text:p/>
        </draw:line>
        <draw:frame draw:style-name="gr2" draw:text-style-name="P2" draw:layer="layout" svg:width="2.682cm" svg:height="0.962cm" svg:x="16.4cm" svg:y="21.4cm">
          <draw:text-box>
            <text:p>rbp1-14</text:p>
          </draw:text-box>
        </draw:frame>
        <draw:frame draw:style-name="gr2" draw:text-style-name="P2" draw:layer="layout" svg:width="2.331cm" svg:height="0.962cm" svg:x="17.2cm" svg:y="19.4cm">
          <draw:text-box>
            <text:p>rbp-13</text:p>
          </draw:text-box>
        </draw:frame>
        <draw:frame draw:style-name="gr2" draw:text-style-name="P2" draw:layer="layout" svg:width="1.158cm" svg:height="0.962cm" svg:x="10.4cm" svg:y="19.6cm">
          <draw:text-box>
            <text:p>‘A’</text:p>
          </draw:text-box>
        </draw:frame>
        <draw:frame draw:style-name="gr2" draw:text-style-name="P2" draw:layer="layout" svg:width="1.205cm" svg:height="0.962cm" svg:x="11.2cm" svg:y="22cm">
          <draw:text-box>
            <text:p>‘B’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9:37:06.159502214</meta:creation-date>
    <dc:date>2020-11-08T19:38:44.969371796</dc:date>
    <meta:editing-duration>PT1M39S</meta:editing-duration>
    <meta:editing-cycles>1</meta:editing-cycles>
    <meta:document-statistic meta:object-count="27"/>
    <meta:generator>LibreOffice/6.4.2.2$Linux_X86_64 LibreOffice_project/40$Build-2</meta:generator>
  </office:meta>
</office:document-meta>
</file>